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Medium" svg:font-family="'源ノ角ゴシック JP Medium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291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29cm" fo:min-width="7.326cm" fo:padding-top="0.151cm" fo:padding-bottom="0.151cm" fo:padding-left="0.276cm" fo:padding-right="0.276cm"/>
    </style:style>
    <style:style style:name="P1" style:family="paragraph">
      <loext:graphic-properties draw:fill="none" draw:fill-color="#ffffff"/>
      <style:text-properties style:font-name="源ノ角ゴシック JP Medium" fo:font-size="12pt" style:font-name-asian="源ノ角ゴシック JP Medium" style:font-size-asian="12pt" style:font-size-complex="12pt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start"/>
      <style:text-properties style:font-name="源ノ角ゴシック JP Medium" fo:font-size="11pt" style:font-name-asian="源ノ角ゴシック JP Medium" style:font-size-asian="11pt" style:font-size-complex="11pt"/>
    </style:style>
    <style:style style:name="T1" style:family="text">
      <style:text-properties style:font-name="源ノ角ゴシック JP Medium" fo:font-size="12pt" style:font-name-asian="源ノ角ゴシック JP Medium" style:font-size-asian="12pt" style:font-size-complex="12pt"/>
    </style:style>
    <style:style style:name="T2" style:family="text">
      <style:text-properties style:font-name="源ノ角ゴシック JP Medium" fo:font-size="11pt" style:font-name-asian="源ノ角ゴシック JP Medium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0.179cm" svg:height="0.675cm" svg:x="1.661cm" svg:y="1.484cm">
          <draw:text-box>
            <text:p><text:span text:style-name="T1">SELECT * FROM</text:span></text:p>
          </draw:text-box>
        </draw:frame>
        <draw:custom-shape draw:style-name="gr2" draw:text-style-name="P3" draw:layer="layout" svg:width="7.878cm" svg:height="1.331cm" svg:x="1.907cm" svg:y="2.291cm">
          <text:p text:style-name="P2"><text:span text:style-name="T2">テーブルそのものの名前か</text:span></text:p>
          <text:p text:style-name="P2"><text:span text:style-name="T2">テーブルと等価なもの</text:span><text:span text:style-name="T2">(SELECT</text:span><text:span text:style-name="T2">文</text:span><text:span text:style-name="T2">)</text:span><text:span text:style-name="T2">を書く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.179cm" svg:height="0.675cm" svg:x="1.662cm" svg:y="3.785cm">
          <draw:text-box>
            <text:p><text:span text:style-name="T1">……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Medium" svg:font-family="'源ノ角ゴシック JP Medium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6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1T00:29:56.749000000</meta:creation-date>
    <dc:date>2019-04-12T05:18:32.184000000</dc:date>
    <meta:editing-duration>PT1H10M27S</meta:editing-duration>
    <meta:editing-cycles>4</meta:editing-cycles>
    <meta:generator>LibreOffice/5.4.4.2$Windows_X86_64 LibreOffice_project/2524958677847fb3bb44820e40380acbe820f960</meta:generator>
    <meta:document-statistic meta:object-count="3"/>
  </office:meta>
</office:document-meta>
</file>